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0803in" svg:height="2.9472in" svg:x="2.2921in" svg:y="0.8606in">
            <draw:object draw:notify-on-update-of-ranges="Sheet1.B3:Sheet1.D3 Sheet1.B4:Sheet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o expensive 76.4%</text:p>
          </table:table-cell>
          <table:table-cell office:value-type="string" calcext:value-type="string">
            <text:p>Natural power was better 17.6%</text:p>
          </table:table-cell>
          <table:table-cell office:value-type="string" calcext:value-type="string">
            <text:p>Other 5.8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4.6882in" svg:height="3.8642in" svg:x="2.6929in" svg:y="0.374in">
            <draw:object draw:notify-on-update-of-ranges="Sheet2.B4:Sheet2.D4 Sheet2.B5:Sheet2.D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Too Expensive 64.8%</text:p>
          </table:table-cell>
          <table:table-cell office:value-type="string" calcext:value-type="string">
            <text:p>Unnecessary 29.4%</text:p>
          </table:table-cell>
          <table:table-cell office:value-type="string" calcext:value-type="string">
            <text:p>Other 5.8%</text:p>
          </table:table-cell>
        </table:table-row>
        <table:table-row table:style-name="ro1">
          <table:table-cell/>
          <table:table-cell table:formula="of:=11/17" office:value-type="float" office:value="0.647058823529412" calcext:value-type="float">
            <text:p>0.6470588235</text:p>
          </table:table-cell>
          <table:table-cell table:formula="of:=5/17" office:value-type="float" office:value="0.294117647058823" calcext:value-type="float">
            <text:p>0.2941176471</text:p>
          </table:table-cell>
          <table:table-cell table:formula="of:=1/17" office:value-type="float" office:value="0.0588235294117647" calcext:value-type="float">
            <text:p>0.0588235294</text:p>
          </table:table-cell>
        </table:table-row>
      </table:table>
      <table:table table:name="Sheet3" table:style-name="ta1">
        <table:shapes>
          <draw:frame draw:z-index="0" draw:style-name="gr1" draw:text-style-name="P1" svg:width="4.4622in" svg:height="3.5461in" svg:x="4.1827in" svg:y="0.7949in">
            <draw:object draw:notify-on-update-of-ranges="Sheet3.B4:Sheet3.D4 Sheet3.B5:Sheet3.D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Too expensive 64.8%</text:p>
          </table:table-cell>
          <table:table-cell office:value-type="string" calcext:value-type="string">
            <text:p>Unnecessary 17.6%</text:p>
          </table:table-cell>
          <table:table-cell office:value-type="string" calcext:value-type="string">
            <text:p>Other 17.6%</text:p>
          </table:table-cell>
        </table:table-row>
        <table:table-row table:style-name="ro1">
          <table:table-cell/>
          <table:table-cell table:formula="of:=11/17" office:value-type="float" office:value="0.647058823529412" calcext:value-type="float">
            <text:p>0.6470588235</text:p>
          </table:table-cell>
          <table:table-cell table:formula="of:=3/17" office:value-type="float" office:value="0.176470588235294" calcext:value-type="float">
            <text:p>0.1764705882</text:p>
          </table:table-cell>
          <table:table-cell table:formula="of:=3/17" office:value-type="float" office:value="0.176470588235294" calcext:value-type="float">
            <text:p>0.1764705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5:47:12.633627000</meta:creation-date>
    <dc:date>2015-03-22T19:29:21.664900000</dc:date>
    <meta:editing-duration>PT2H10M30S</meta:editing-duration>
    <meta:editing-cycles>1</meta:editing-cycles>
    <meta:document-statistic meta:table-count="3" meta:cell-count="18" meta:object-count="3"/>
    <meta:generator>LibreOffice/4.3.1.2$MacOSX_X86_64 LibreOffice_project/958349dc3b25111dbca392fbc281a05559ef68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pie-offset="4"/>
      <style:graphic-properties draw:fill-color="#004586"/>
    </style:style>
    <style:style style:name="ch10" style:family="chart">
      <style:chart-properties chart:solid-type="cuboid" chart:pie-offset="6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05cm" svg:height="7.487cm" xlink:href=".." xlink:type="simple" chart:class="chart:circle" chart:style-name="ch1">
        <chart:title svg:x="0.329cm" svg:y="0.209cm" chart:style-name="ch2">
          <text:p>Why did you not build some of the power sources available?</text:p>
        </chart:title>
        <chart:legend svg:x="7.43cm" svg:y="1.447cm" style:legend-expansion="custom" chartooo:width="3.852cm" chartooo:height="4.81cm" style:legend-expansion-aspect-ratio="0.800831600831601" chart:style-name="ch3"/>
        <chart:plot-area chart:style-name="ch4" table:cell-range-address="Sheet1.B3:Sheet1.D4" chart:data-source-has-labels="row" svg:x="0.912cm" svg:y="0.993cm" svg:width="5.842cm" svg:height="5.731cm">
          <chartooo:coordinate-region svg:x="0.994cm" svg:y="0.757cm" svg:width="5.642cm" svg:height="6.117cm"/>
          <chart:axis chart:dimension="x" chart:name="primary-x" chart:style-name="ch5" chartooo:axis-type="auto">
            <chartooo:date-scale/>
            <chart:categories table:cell-range-address="Sheet1.B3:Sheet1.D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D4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expensive 76.4%</text:p>
                <draw:g>
                  <svg:desc>Sheet1.B3:Sheet1.D3</svg:desc>
                </draw:g>
              </table:table-cell>
              <table:table-cell office:value-type="string">
                <text:p>Natural power was better 17.6%</text:p>
              </table:table-cell>
              <table:table-cell office:value-type="string">
                <text:p>Other 5.8%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Sheet1.B4:Sheet1.D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pie-offset="5"/>
      <style:graphic-properties draw:fill-color="#004586"/>
    </style:style>
    <style:style style:name="ch10" style:family="chart">
      <style:chart-properties chart:solid-type="cuboid" chart:pie-offset="3"/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09cm" svg:height="9.816cm" xlink:href=".." xlink:type="simple" chart:class="chart:circle" chart:style-name="ch1">
        <chart:title svg:x="0.206cm" svg:y="0.166cm" chart:style-name="ch2">
          <text:p>Why did you not purchase some of the advertisements?</text:p>
        </chart:title>
        <chart:legend svg:x="8.115cm" svg:y="2.309cm" style:legend-expansion="custom" chartooo:width="2.931cm" chartooo:height="4.875cm" style:legend-expansion-aspect-ratio="0.601230769230769" chart:style-name="ch3"/>
        <chart:plot-area chart:style-name="ch4" table:cell-range-address="Sheet2.B4:Sheet2.D5" chart:data-source-has-labels="row" svg:x="0.983cm" svg:y="1.822cm" svg:width="6.672cm" svg:height="6.5cm">
          <chartooo:coordinate-region svg:x="1.128cm" svg:y="1.823cm" svg:width="6.428cm" svg:height="6.428cm"/>
          <chart:axis chart:dimension="x" chart:name="primary-x" chart:style-name="ch5" chartooo:axis-type="auto">
            <chartooo:date-scale/>
            <chart:categories table:cell-range-address="Sheet2.B4:Sheet2.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5:Sheet2.D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o Expensive 64.8%</text:p>
                <draw:g>
                  <svg:desc>Sheet2.B4:Sheet2.D4</svg:desc>
                </draw:g>
              </table:table-cell>
              <table:table-cell office:value-type="string">
                <text:p>Unnecessary 29.4%</text:p>
              </table:table-cell>
              <table:table-cell office:value-type="string">
                <text:p>Other 5.8%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647058823529412">
                <text:p>0.647058823529412</text:p>
                <draw:g>
                  <svg:desc>Sheet2.B5:Sheet2.D5</svg:desc>
                </draw:g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0588235294117647">
                <text:p>0.0588235294117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chart-properties chart:solid-type="cuboid" chart:pie-offset="10"/>
      <style:graphic-properties draw:fill-color="#ff420e"/>
    </style:style>
    <style:style style:name="ch11" style:family="chart">
      <style:chart-properties chart:solid-type="cuboid" chart:pie-offset="8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35cm" svg:height="9.008cm" xlink:href=".." xlink:type="simple" chart:class="chart:circle" chart:style-name="ch1">
        <chart:title svg:x="-0.024cm" svg:y="0.316cm" chart:style-name="ch2">
          <text:p>Why did you not purchase some of the public services?</text:p>
        </chart:title>
        <chart:legend svg:x="7.159cm" svg:y="2.576cm" style:legend-expansion="custom" chartooo:width="3.668cm" chartooo:height="3.524cm" style:legend-expansion-aspect-ratio="1.04086265607264" chart:style-name="ch3"/>
        <chart:plot-area chart:style-name="ch4" table:cell-range-address="Sheet3.B4:Sheet3.D5" chart:data-source-has-labels="row" svg:x="0.595cm" svg:y="1.662cm" svg:width="6.19cm" svg:height="6.1cm">
          <chartooo:coordinate-region svg:x="0.595cm" svg:y="1.856cm" svg:width="5.906cm" svg:height="5.906cm"/>
          <chart:axis chart:dimension="x" chart:name="primary-x" chart:style-name="ch5" chartooo:axis-type="auto">
            <chartooo:date-scale/>
            <chart:categories table:cell-range-address="Sheet3.B4:Sheet3.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5:Sheet3.D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o expensive 64.8%</text:p>
                <draw:g>
                  <svg:desc>Sheet3.B4:Sheet3.D4</svg:desc>
                </draw:g>
              </table:table-cell>
              <table:table-cell office:value-type="string">
                <text:p>Unnecessary 17.6%</text:p>
              </table:table-cell>
              <table:table-cell office:value-type="string">
                <text:p>Other 17.6%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647058823529412">
                <text:p>0.647058823529412</text:p>
                <draw:g>
                  <svg:desc>Sheet3.B5:Sheet3.D5</svg:desc>
                </draw:g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6470588235294">
                <text:p>0.176470588235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